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0ded" officeooo:paragraph-rsid="00148fce"/>
    </style:style>
    <style:style style:name="P2" style:family="paragraph" style:parent-style-name="Standard">
      <style:text-properties officeooo:rsid="0028d59f" officeooo:paragraph-rsid="0028d59f"/>
    </style:style>
    <style:style style:name="P3" style:family="paragraph" style:parent-style-name="Text_20_body">
      <style:text-properties officeooo:rsid="00127bbe" officeooo:paragraph-rsid="00127bbe"/>
    </style:style>
    <style:style style:name="P4" style:family="paragraph" style:parent-style-name="Text_20_body">
      <style:text-properties officeooo:rsid="00148fce" officeooo:paragraph-rsid="00148fce"/>
    </style:style>
    <style:style style:name="P5" style:family="paragraph" style:parent-style-name="Text_20_body">
      <style:text-properties officeooo:rsid="001f87dc" officeooo:paragraph-rsid="001f87dc"/>
    </style:style>
    <style:style style:name="P6" style:family="paragraph" style:parent-style-name="Text_20_body">
      <style:text-properties officeooo:rsid="0022526d" officeooo:paragraph-rsid="0022526d"/>
    </style:style>
    <style:style style:name="T1" style:family="text">
      <style:text-properties officeooo:rsid="00120ded"/>
    </style:style>
    <style:style style:name="T2" style:family="text">
      <style:text-properties officeooo:rsid="00127bbe"/>
    </style:style>
    <style:style style:name="T3" style:family="text">
      <style:text-properties officeooo:rsid="00135251"/>
    </style:style>
    <style:style style:name="T4" style:family="text">
      <style:text-properties officeooo:rsid="0014803f"/>
    </style:style>
    <style:style style:name="T5" style:family="text">
      <style:text-properties officeooo:rsid="00148fce"/>
    </style:style>
    <style:style style:name="T6" style:family="text">
      <style:text-properties officeooo:rsid="0015f22f"/>
    </style:style>
    <style:style style:name="T7" style:family="text">
      <style:text-properties officeooo:rsid="0018b6c0"/>
    </style:style>
    <style:style style:name="T8" style:family="text">
      <style:text-properties officeooo:rsid="001f87dc"/>
    </style:style>
    <style:style style:name="T9" style:family="text">
      <style:text-properties officeooo:rsid="002113ad"/>
    </style:style>
    <style:style style:name="T10" style:family="text">
      <style:text-properties officeooo:rsid="0022526d"/>
    </style:style>
    <style:style style:name="T11" style:family="text">
      <style:text-properties officeooo:rsid="0023e9aa"/>
    </style:style>
    <style:style style:name="T12" style:family="text">
      <style:text-properties officeooo:rsid="0027d405"/>
    </style:style>
    <style:style style:name="T13" style:family="text">
      <style:text-properties style:text-position="super 58%"/>
    </style:style>
    <style:style style:name="T14" style:family="text">
      <style:text-properties style:text-position="0% 100%"/>
    </style:style>
    <style:style style:name="T15" style:family="text">
      <style:text-properties officeooo:rsid="002ac7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Chad Evans case</text:h>
      <text:p text:style-name="P3">Group North</text:p>
      <text:p text:style-name="P3">Katie, Yaser, Hong, Daph<text:span text:style-name="T15">n</text:span>e</text:p>
      <text:p text:style-name="Text_20_body">Research questions were interesting but slightly problematic in the way that tended to ask whether particular theories were relevant, rather than focusing on the substantive topic. <text:span text:style-name="T7">Try to frame question that focuses on something that is observed, lived or controversial.</text:span></text:p>
      <text:p text:style-name="Text_20_body">The presentation of project went smoothly, and effectively used the presentation time, although in some respects it seemed to spend a lot of time on digital ethnography, <text:span text:style-name="T6">and spent quite a lot of time explaining theoretical approaches. This was probably not really needed to convey the research design.</text:span></text:p>
      <text:p text:style-name="Text_20_body">In some respects, it was hard to see how the empirical research fitted with some of the theoretical perspectives, and the project in general struck me as slightly dispersed. The proposal for the digital ethnography was interesting, and <text:span text:style-name="T5">concretely </text:span>well though<text:span text:style-name="T5">t</text:span> out, although with them some ethical challenges <text:span text:style-name="T3">(e.g. becoming member of closed groups of Facebook)</text:span>. I couldn't quite see how the digital ethnography and the participatory cultures approaches fitted together: <text:span text:style-name="T4">were they they same thing?</text:span> </text:p>
      <text:p text:style-name="Text_20_body">If the research was carried out in all the proposed forms, <text:span text:style-name="T3">it would be a very unusually diverse project. The combination of media effects, Baudrillard on simulation, Fiske on popular culture and Bourdieu's habitus might be hard to bring off.</text:span></text:p>
      <text:p text:style-name="Text_20_body">Question time was handled well, but not all group members were participating here. </text:p>
      <text:p text:style-name="Text_20_body">Presentation <text:span text:style-name="T2">was nicely designed visually. A slight problem with timing, but not too bad. Remember to look at the audience, and not read too much from the slides!</text:span></text:p>
      <text:p text:style-name="P1"/>
      <text:p text:style-name="P2">1<text:span text:style-name="T13">st</text:span> marker: Adrian Mackenzie</text:p>
      <text:p text:style-name="P2">Mark: 58</text:p>
      <text:h text:style-name="Heading_20_1" text:outline-level="1">All <text:span text:style-name="T8">about </text:span>that Bass</text:h>
      <text:p text:style-name="P4">Cher, Beckie, Steve, Pingke</text:p>
      <text:p text:style-name="P5">The project was nicely introduced and framed <text:span text:style-name="T9">by the slides</text:span>. The research questions were quite complicated, but I think well-defined. The first one was particularly dense, and may involved a couple of separate issues. <text:span text:style-name="T12">The idea of bringing together the post-feminist approa</text:span></text:p>
      <text:p text:style-name="P5">The academic literature framing was really comprehensive and critically aware. It was probably slightly too much to digest in a project of this scale, but great to see it all there. <text:span text:style-name="T10">It also embodied the research design. The timetable of research was good in its concrete detail, but less effective in highlighting how the research would address the research question. The discussion of sample methods was ok, but (1) quite conventional; (2) <text:s/>hard to see the research questions were addressed. </text:span><text:soft-page-break/><text:span text:style-name="T10">It would be good to have seen some sample analyses that focused more directly on the challenges of the research questions (e.g. post-feminism in contemporary textual-visual environments). </text:span></text:p>
      <text:p text:style-name="P6">Good team work in the presentation. <text:span text:style-name="T1">Presentation was nicely designed visually. Remember to look at the audience!</text:span></text:p>
      <text:p text:style-name="P5">Did audience actually use the term 'post-feminist'? <text:span text:style-name="T11">How do you make sense of the 660 million views?</text:span></text:p>
      <text:p text:style-name="P2">1<text:span text:style-name="T13">st</text:span> marker: Adrian Mackenzie</text:p>
      <text:p text:style-name="P2">Mark: 68</text:p>
      <text:p text:style-name="P2"/>
      <text:p text:style-name="P2"/>
      <text:p text:style-name="P2">2<text:span text:style-name="T13">nd</text:span> marker: Graeme Gilloc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1:39:42.534899813</meta:creation-date>
    <dc:date>2015-03-17T10:58:39.988742716</dc:date>
    <meta:editing-duration>PT23H16M57S</meta:editing-duration>
    <meta:editing-cycles>23</meta:editing-cycles>
    <meta:generator>LibreOffice/4.2.7.2$Linux_X86_64 LibreOffice_project/420m0$Build-2</meta:generator>
    <meta:document-statistic meta:table-count="0" meta:image-count="0" meta:object-count="0" meta:page-count="2" meta:paragraph-count="20" meta:word-count="461" meta:character-count="2912" meta:non-whitespace-character-count="2467"/>
  </office:meta>
</office:document-meta>
</file>